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office:value-type="string" calcext:value-type="string">
            <text:p>Must be the effect number from above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4 kit number is OR’d with 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must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must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24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numbers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7"/>
        </table:table-row>
        <table:table-row table:style-name="ro1" table:number-rows-repeated="10481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8:39:27.193245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7-24T19:04:10.177460803</dc:date>
    <meta:editing-duration>PT19H22M15S</meta:editing-duration>
    <meta:editing-cycles>88</meta:editing-cycles>
    <meta:generator>LibreOffice/5.1.4.2$Linux_X86_64 LibreOffice_project/10m0$Build-2</meta:generator>
    <meta:document-statistic meta:table-count="1" meta:cell-count="2166" meta:object-count="0"/>
  </office:meta>
</office:document-meta>
</file>